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ce2"/>
        <table:table-column table:style-name="co6" table:default-cell-style-name="ce2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20:14:45.025671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08-05T20:16:19.134574394</dc:date>
    <meta:editing-duration>PT5H5M5S</meta:editing-duration>
    <meta:editing-cycles>5</meta:editing-cycles>
    <meta:generator>LibreOffice/7.0.6.2$Linux_X86_64 LibreOffice_project/00$Build-2</meta:generator>
    <meta:document-statistic meta:table-count="1" meta:cell-count="120" meta:object-count="0"/>
  </office:meta>
</office:document-meta>
</file>